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text-line-through-style="none" style:font-name="apple-system" fo:font-size="10.5pt" fo:letter-spacing="normal" fo:font-style="normal" style:text-underline-style="none" fo:font-weight="bold" style:text-blinking="fals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elia, </text:p>
      <text:p text:style-name="Standard">llevo no se cuanto rato intentando solucionar el error 404 que me sale de la web creada al subirlo a github, he preguntado a mis compañeros, me han dicho que lo suba por separado, lo he hecho y nada, lo he subido todo junto y nada. No sé que narices pasa pero se me acaba el tiempo. </text:p>
      <text:p text:style-name="Standard">Asi que copio en enlace que me crea github aunque de error, porque ya no se que mas hacer....</text:p>
      <text:p text:style-name="Standard"/>
      <text:p text:style-name="P1"><text:a xlink:type="simple" xlink:href="https://sarah-mizrahi.github.io/web0/" text:style-name="Internet_20_link" text:visited-style-name="Visited_20_Internet_20_Link"><text:span text:style-name="T1">https://sarah-mizrahi.github.io/web0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25T22:36:38.91</meta:creation-date>
    <dc:date>2023-01-25T23:52:24.48</dc:date>
    <meta:editing-duration>PT1H34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4" meta:word-count="78" meta:character-count="422"/>
  </office:meta>
</office:document-meta>
</file>